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4.888cm" fo:min-width="14.638cm" fo:padding-top="0.176cm" fo:padding-bottom="0.176cm" fo:padding-left="0.301cm" fo:padding-right="0.301cm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0.02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6.934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00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15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315cm" svg:y="9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315cm" svg:y="9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.415cm" svg:y="7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715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915cm" svg:y="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4.715cm" svg:y="9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152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15cm" svg:y="11.2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381cm" svg:height="0.381cm" svg:x="14.715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3.797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.415cm" svg:y="10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549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615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315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415cm" svg:y="12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315cm" svg:y="9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4.415cm" svg:y="1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3.615cm" svg:y="1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16:12:41.398449904</meta:creation-date>
    <dc:date>2016-10-15T16:26:15.476510652</dc:date>
    <dc:creator>and </dc:creator>
    <meta:editing-duration>PT1M2S</meta:editing-duration>
    <meta:editing-cycles>1</meta:editing-cycles>
    <meta:document-statistic meta:object-count="22"/>
    <meta:generator>LibreOffice/5.0.6.2$Linux_X86_64 LibreOffice_project/00m0$Build-2</meta:generator>
  </office:meta>
</office:document-meta>
</file>